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 Pゴシック2" svg:font-family="'MS  Pゴシック'"/>
    <style:font-face style:name="MSPゴシック" svg:font-family="MSPゴシック"/>
    <style:font-face style:name="Mangal1" svg:font-family="Mangal"/>
    <style:font-face style:name="MS  Pゴシック1" svg:font-family="'MS  Pゴシック'" style:font-family-generic="swiss"/>
    <style:font-face style:name="MS  Pゴシック" svg:font-family="'MS  Pゴシック'" style:font-adornments="標準" style:font-family-generic="swiss"/>
    <style:font-face style:name="MSPゴシック1" svg:font-family="MSPゴシック" style:font-family-generic="swiss"/>
    <style:font-face style:name="Liberation Serif2" svg:font-family="'Liberation Serif'" style:font-pitch="variable"/>
    <style:font-face style:name="MS  Pゴシック4" svg:font-family="'MS  Pゴシック'" style:font-pitch="variable"/>
    <style:font-face style:name="MSPゴシック3" svg:font-family="MSPゴシック" style:font-pitch="variable"/>
    <style:font-face style:name="ＭＳ Ｐ明朝3" svg:font-family="'ＭＳ Ｐ明朝'" style:font-pitch="variable"/>
    <style:font-face style:name="Liberation Serif3" svg:font-family="'Liberation Serif'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  Pゴシック3" svg:font-family="'MS  Pゴシック'" style:font-family-generic="swiss" style:font-pitch="variable"/>
    <style:font-face style:name="MSPゴシック2" svg:font-family="MSPゴシック" style:font-family-generic="swiss" style:font-pitch="variable"/>
    <style:font-face style:name="ＭＳ Ｐゴシック" svg:font-family="'ＭＳ Ｐゴシック'" style:font-family-generic="swiss" style:font-pitch="variable"/>
    <style:font-face style:name="ＭＳ Ｐ明朝2" svg:font-family="'ＭＳ Ｐ明朝'" style:font-family-generic="swiss" style:font-pitch="variable"/>
    <style:font-face style:name="Mangal" svg:font-family="Mangal" style:font-family-generic="system" style:font-pitch="variable"/>
    <style:font-face style:name="ＭＳ Ｐゴシック2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ボルグ設計書">
      <style:text-properties style:language-asian="ja" style:country-asian="JP"/>
    </style:style>
    <style:style style:name="P2" style:family="paragraph" style:parent-style-name="ボルグ設計書">
      <style:paragraph-properties fo:break-before="page"/>
      <style:text-properties style:language-asian="ja" style:country-asian="JP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ＭＳ Ｐゴシック" fo:font-size="10pt" style:font-name-asian="ＭＳ Ｐゴシック1" style:font-size-asian="10pt" style:font-size-complex="10pt"/>
    </style:style>
    <style:style style:name="P5" style:family="paragraph">
      <style:paragraph-properties fo:text-align="center"/>
      <style:text-properties fo:font-size="10pt" style:font-name-asian="ＭＳ Ｐゴシック1" style:font-size-asian="10pt" style:font-size-complex="10pt"/>
    </style:style>
    <style:style style:name="P6" style:family="paragraph">
      <style:paragraph-properties fo:text-align="center"/>
      <style:text-properties style:font-name="MSPゴシック" fo:font-size="12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text-properties style:font-name="MSPゴシック1" fo:font-size="12pt" style:font-name-asian="MSPゴシック1" style:font-size-asian="12pt" style:font-size-complex="12pt"/>
    </style:style>
    <style:style style:name="P9" style:family="paragraph">
      <style:paragraph-properties fo:text-align="center"/>
      <style:text-properties style:font-name-asian="ＭＳ Ｐゴシック1"/>
    </style:style>
    <style:style style:name="P10" style:family="paragraph">
      <style:paragraph-properties fo:text-align="center"/>
      <style:text-properties style:font-name="ＭＳ Ｐゴシック"/>
    </style:style>
    <style:style style:name="P11" style:family="paragraph">
      <style:paragraph-properties fo:text-align="center"/>
      <style:text-properties style:font-name="MS  Pゴシック1" fo:font-size="10pt" style:font-name-asian="MS  Pゴシック1" style:font-size-asian="10pt" style:font-size-complex="10pt"/>
    </style:style>
    <style:style style:name="P12" style:family="paragraph">
      <style:paragraph-properties fo:text-align="center"/>
      <style:text-properties style:font-name="MS  Pゴシック2" fo:font-size="10pt" style:font-name-asian="MS  Pゴシック2" style:font-size-asian="10pt" style:font-size-complex="10pt"/>
    </style:style>
    <style:style style:name="T1" style:family="text">
      <style:text-properties style:font-name="ＭＳ Ｐゴシック" fo:font-size="10pt" style:font-name-asian="ＭＳ Ｐゴシック1" style:font-size-asian="10pt" style:font-size-complex="10pt"/>
    </style:style>
    <style:style style:name="T2" style:family="text">
      <style:text-properties fo:font-size="10pt" style:font-name-asian="ＭＳ Ｐゴシック1" style:font-size-asian="10pt" style:font-size-complex="10pt"/>
    </style:style>
    <style:style style:name="T3" style:family="text">
      <style:text-properties style:font-name="MSPゴシック" fo:font-size="12pt"/>
    </style:style>
    <style:style style:name="T4" style:family="text">
      <style:text-properties style:font-name="MSPゴシック1" fo:font-size="12pt" style:font-name-asian="MSPゴシック1" style:font-size-asian="12pt" style:font-size-complex="12pt"/>
    </style:style>
    <style:style style:name="T5" style:family="text">
      <style:text-properties style:font-name="ＭＳ Ｐゴシック"/>
    </style:style>
    <style:style style:name="T6" style:family="text">
      <style:text-properties style:font-name="MS  Pゴシック1" fo:font-size="10pt" style:font-name-asian="MS  Pゴシック1" style:font-size-asian="10pt" style:font-size-complex="10pt"/>
    </style:style>
    <style:style style:name="T7" style:family="text">
      <style:text-properties style:font-name="ＭＳ Ｐゴシック1" fo:font-size="10pt" style:font-name-asian="ＭＳ Ｐゴシック1" style:font-size-asian="10pt" style:font-size-complex="10pt"/>
    </style:style>
    <style:style style:name="T8" style:family="text">
      <style:text-properties style:font-name="MS  Pゴシック1" fo:font-size="10pt" style:font-name-asian="ＭＳ Ｐゴシック1" style:font-size-asian="10pt" style:font-size-complex="10pt"/>
    </style:style>
    <style:style style:name="T9" style:family="text">
      <style:text-properties style:font-name="MS  Pゴシック2" fo:font-size="10pt" style:font-name-asian="MS  Pゴシック2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21cm" fo:min-width="7.855cm" style:run-through="foreground"/>
    </style:style>
    <style:style style:name="gr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16cm" fo:min-width="7.851cm" style:run-through="foreground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34cm" fo:min-width="2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end="Arrow" draw:marker-end-width="0.3cm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end="Arrow" draw:fill="none" draw:fill-color="#ffffff" fo:min-height="14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6cm" fo:min-width="7.858cm" style:run-through="foreground"/>
    </style:style>
    <style:style style:name="gr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51cm" fo:min-width="7.855cm" style:run-through="foreground"/>
    </style:style>
    <style:style style:name="gr1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7cm" fo:min-width="8.581cm" style:run-through="foreground"/>
    </style:style>
    <style:style style:name="gr1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cm" fo:min-width="8.578cm" style:run-through="foreground"/>
    </style:style>
    <style:style style:name="gr1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7cm" fo:min-width="7.844cm" style:run-through="foreground"/>
    </style:style>
    <style:style style:name="gr1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cm" fo:min-width="7.84cm" style:run-through="foreground"/>
    </style:style>
    <style:style style:name="gr14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4cm" fo:min-width="7.855cm" style:run-through="foreground"/>
    </style:style>
    <style:style style:name="gr16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1cm" fo:min-width="7.851cm" style:run-through="foreground"/>
    </style:style>
    <style:style style:name="gr17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4cm" fo:min-width="9.176cm" style:run-through="foreground"/>
    </style:style>
    <style:style style:name="gr1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1cm" fo:min-width="9.172cm" style:run-through="foreground"/>
    </style:style>
    <style:style style:name="gr1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4cm" fo:min-width="9.229cm" style:run-through="foreground"/>
    </style:style>
    <style:style style:name="gr2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1cm" fo:min-width="9.225cm" style:run-through="foreground"/>
    </style:style>
    <style:style style:name="gr2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4cm" fo:min-width="9.626cm" style:run-through="foreground"/>
    </style:style>
    <style:style style:name="gr2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1cm" fo:min-width="9.622cm" style:run-through="foreground"/>
    </style:style>
    <style:style style:name="gr2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4cm" fo:min-width="9.781cm" style:run-through="foreground"/>
    </style:style>
    <style:style style:name="gr24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1cm" fo:min-width="9.777cm" style:run-through="foreground"/>
    </style:style>
    <style:style style:name="gr2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4cm" fo:min-width="10.839cm" style:run-through="foreground"/>
    </style:style>
    <style:style style:name="gr26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1cm" fo:min-width="10.834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10" draw:style-name="gr1"><draw:custom-shape draw:style-name="gr12" draw:text-style-name="P4" svg:width="7.845cm" svg:height="0.578cm" svg:x="6.671cm" svg:y="8.241cm"><text:p text:style-name="P3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" draw:text-style-name="P5" svg:width="7.841cm" svg:height="0.571cm" svg:x="6.671cm" svg:y="8.82cm"><text:p text:style-name="P3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" draw:style-name="gr1"><draw:custom-shape draw:style-name="gr10" draw:text-style-name="P4" svg:width="8.582cm" svg:height="0.578cm" svg:x="6.062cm" svg:y="6.336cm"><text:p text:style-name="P3"><text:span text:style-name="T1">div class=pag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8.579cm" svg:height="0.571cm" svg:x="6.062cm" svg:y="6.915cm"><text:p text:style-name="P9"><text:span text:style-name="T2">後に呼ばれる各ページと同じく、</text:span><text:span text:style-name="T2">main</text:span><text:span text:style-name="T2">以下を</text:span><text:span text:style-name="T2">page</text:span><text:span text:style-name="T2">で囲む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" draw:style-name="gr1"><draw:custom-shape draw:style-name="gr8" draw:text-style-name="P4" svg:width="7.859cm" svg:height="0.66cm" svg:x="5.623cm" svg:y="4.277cm"><text:p text:style-name="P3"><text:span text:style-name="T1">div id=contain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9" draw:text-style-name="P5" svg:width="7.855cm" svg:height="0.652cm" svg:x="5.623cm" svg:y="4.937cm"><text:p text:style-name="P3"><text:span text:style-name="T2">画面の幅にあわせて伸縮する、ページの枠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0" draw:style-name="gr1"><draw:custom-shape draw:style-name="gr2" draw:text-style-name="P4" svg:width="7.855cm" svg:height="0.622cm" svg:x="5.315cm" svg:y="2.214cm"><text:p text:style-name="P3"><text:span text:style-name="T1">bod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7.852cm" svg:height="0.616cm" svg:x="5.315cm" svg:y="2.835cm"><text:p text:style-name="P3"><text:span text:style-name="T2">表示領域全体</text:span></text:p><draw:enhanced-geometry svg:viewBox="0 0 21600 21600" draw:glue-points="10800 0 0 10800 10800 21600 21600 10800" draw:type="flowchart-process" draw:enhanced-path="M 0 0 L 21600 0 21600 21600 0 21600 0 0 Z N"/></draw:custom-shape></draw:g><draw:circle text:anchor-type="paragraph" draw:z-index="11" draw:style-name="gr14" draw:text-style-name="P10" svg:width="1.19cm" svg:height="1.19cm" svg:x="10.07cm" svg:y="10.164cm"><text:p text:style-name="P3"><text:span text:style-name="T5">A</text:span></text:p></draw:circle><draw:line text:anchor-type="paragraph" draw:z-index="9" draw:style-name="gr6" draw:text-style-name="P7" svg:x1="10.646cm" svg:y1="9.389cm" svg:x2="10.646cm" svg:y2="10.137cm"><text:p/></draw:line><draw:line text:anchor-type="paragraph" draw:z-index="8" draw:style-name="gr6" draw:text-style-name="P7" svg:x1="9.578cm" svg:y1="5.588cm" svg:x2="9.578cm" svg:y2="6.336cm"><text:p/></draw:line><draw:line text:anchor-type="paragraph" draw:z-index="6" draw:style-name="gr6" draw:text-style-name="P7" svg:x1="9.264cm" svg:y1="3.45cm" svg:x2="9.25cm" svg:y2="4.277cm"><text:p/></draw:line><draw:frame text:anchor-type="paragraph" draw:z-index="4" draw:style-name="gr7" draw:text-style-name="P8" svg:width="4.931cm" svg:height="14.396cm" svg:x="-0.014cm" svg:y="0.265cm"><draw:text-box><text:p><text:span text:style-name="T4">ファイル名</text:span></text:p><text:p><text:span text:style-name="T4">ordersreceive.html</text:span></text:p><text:p><text:span text:style-name="T4"/></text:p><text:p><text:span text:style-name="T4">概要</text:span></text:p><text:p><text:span text:style-name="T4">受注ページ</text:span></text:p></draw:text-box></draw:frame><draw:line text:anchor-type="paragraph" draw:z-index="3" draw:style-name="gr6" draw:text-style-name="P7" svg:x1="9.121cm" svg:y1="1.323cm" svg:x2="9.121cm" svg:y2="2.214cm"><text:p/></draw:line><draw:custom-shape text:anchor-type="paragraph" draw:z-index="2" draw:style-name="gr5" draw:text-style-name="P6" svg:width="2.412cm" svg:height="1.177cm" svg:x="7.925cm" svg:y="0.146cm"><text:p text:style-name="P3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" draw:style-name="gr4" draw:text-style-name="P3" svg:x1="4.916cm" svg:y1="-0.191cm" svg:x2="4.916cm" svg:y2="23.659cm"><text:p/></draw:line><draw:line text:anchor-type="paragraph" draw:z-index="54" draw:style-name="gr6" draw:text-style-name="P7" svg:x1="9.895cm" svg:y1="7.484cm" svg:x2="9.895cm" svg:y2="8.232cm"><text:p/></draw:line></text:p>
      <text:p text:style-name="P2"><draw:g text:anchor-type="paragraph" draw:z-index="14" draw:style-name="gr1"><draw:custom-shape draw:style-name="gr15" draw:text-style-name="P4" svg:width="7.855cm" svg:height="0.535cm" svg:x="6.103cm" svg:y="4.258cm"><text:p text:style-name="P3"><text:span text:style-name="T1">creator = new createTag(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6" draw:text-style-name="P11" svg:width="7.852cm" svg:height="0.532cm" svg:x="6.103cm" svg:y="4.792cm"><text:p text:style-name="P3"><text:span text:style-name="T6">dom</text:span><text:span text:style-name="T6">要素を作るためのクラスをインスタンス化す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6" draw:style-name="gr1"><draw:custom-shape draw:style-name="gr15" draw:text-style-name="P4" svg:width="7.855cm" svg:height="0.535cm" svg:x="6.077cm" svg:y="6.235cm"><text:p text:style-name="P3"><text:span text:style-name="T1">creator.getJsonFile('source/ordersreceive.json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6" draw:text-style-name="P5" svg:width="7.852cm" svg:height="0.532cm" svg:x="6.077cm" svg:y="6.769cm"><text:p text:style-name="P3"><text:span text:style-name="T2">受注画面の</text:span><text:span text:style-name="T7">json</text:span><text:span text:style-name="T7">データを取得す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8" draw:style-name="gr1"><draw:custom-shape draw:style-name="gr15" draw:text-style-name="P4" svg:width="7.855cm" svg:height="0.535cm" svg:x="6.186cm" svg:y="12.236cm"><text:p text:style-name="P3"><text:span text:style-name="T1">creator.outputTag('header', 'header', '.main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6" draw:text-style-name="P5" svg:width="7.852cm" svg:height="0.532cm" svg:x="6.186cm" svg:y="12.77cm"><text:p text:style-name="P3"><text:span text:style-name="T2">ヘッダー部分の</text:span><text:span text:style-name="T8">dom</text:span><text:span text:style-name="T2">を作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4" draw:style-name="gr1"><draw:custom-shape draw:style-name="gr15" draw:text-style-name="P4" svg:width="7.855cm" svg:height="0.535cm" svg:x="6.077cm" svg:y="10.204cm"><text:p text:style-name="P3"><text:span text:style-name="T1">creator.getDomFile('source/template.json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6" draw:text-style-name="P5" svg:width="7.852cm" svg:height="0.532cm" svg:x="6.077cm" svg:y="10.738cm"><text:p text:style-name="P3"><text:span text:style-name="T7">テンプレートの</text:span><text:span text:style-name="T7">dom</text:span><text:span text:style-name="T7">を取得す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6" draw:style-name="gr1"><draw:custom-shape draw:style-name="gr15" draw:text-style-name="P4" svg:width="7.855cm" svg:height="0.535cm" svg:x="6.077cm" svg:y="8.22cm"><text:p text:style-name="P3"><text:span text:style-name="T1">creator.getJsonFile('source/receivedata.json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6" draw:text-style-name="P5" svg:width="7.852cm" svg:height="0.532cm" svg:x="6.077cm" svg:y="8.754cm"><text:p text:style-name="P3"><text:span text:style-name="T2">受注画面の受注</text:span><text:span text:style-name="T7">json</text:span><text:span text:style-name="T7">データを取得する</text:span><text:span text:style-name="T7">(jqGrid)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2" draw:style-name="gr1"><draw:custom-shape draw:style-name="gr15" draw:text-style-name="P4" svg:width="7.855cm" svg:height="0.535cm" svg:x="5.36cm" svg:y="2.228cm"><text:p text:style-name="P3"><text:span text:style-name="T1">scri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6" draw:text-style-name="P11" svg:width="7.852cm" svg:height="0.532cm" svg:x="5.36cm" svg:y="2.762cm"><text:p text:style-name="P3"><text:span text:style-name="T6">JavaScript</text:span><text:span text:style-name="T6">のコード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8" draw:style-name="gr1"><draw:custom-shape draw:style-name="gr15" draw:text-style-name="P4" svg:width="7.855cm" svg:height="0.535cm" svg:x="6.186cm" svg:y="14.168cm"><text:p text:style-name="P3"><text:span text:style-name="T1">creator.outputTag('figs', 'figs', '.main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6" draw:text-style-name="P5" svg:width="7.852cm" svg:height="0.532cm" svg:x="6.186cm" svg:y="14.702cm"><text:p text:style-name="P3"><text:span text:style-name="T2">コンテンツの外枠の</text:span><text:span text:style-name="T8">dom</text:span><text:span text:style-name="T2">を作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0" draw:style-name="gr1"><draw:custom-shape draw:style-name="gr15" draw:text-style-name="P4" svg:width="7.855cm" svg:height="0.535cm" svg:x="6.186cm" svg:y="16.178cm"><text:p text:style-name="P3"><text:span text:style-name="T1">creator.outputTag('tablist', 'tablist', '#tab-container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6" draw:text-style-name="P5" svg:width="7.852cm" svg:height="0.532cm" svg:x="6.186cm" svg:y="16.712cm"><text:p text:style-name="P3"><text:span text:style-name="T2">タブの</text:span><text:span text:style-name="T8">dom</text:span><text:span text:style-name="T2">を作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2" draw:style-name="gr1"><draw:custom-shape draw:style-name="gr25" draw:text-style-name="P4" svg:width="10.84cm" svg:height="0.535cm" svg:x="6.186cm" svg:y="18.136cm"><text:p text:style-name="P3"><text:span text:style-name="T1">creator.outputTag('panel-container', 'panel-container', '#tab-container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6" draw:text-style-name="P5" svg:width="10.835cm" svg:height="0.532cm" svg:x="6.186cm" svg:y="18.67cm"><text:p text:style-name="P3"><text:span text:style-name="T2">タブ中身の</text:span><text:span text:style-name="T8">dom</text:span><text:span text:style-name="T2">を作る</text:span></text:p><draw:enhanced-geometry svg:viewBox="0 0 21600 21600" draw:glue-points="10800 0 0 10800 10800 21600 21600 10800" draw:type="flowchart-process" draw:enhanced-path="M 0 0 L 21600 0 21600 21600 0 21600 0 0 Z N"/></draw:custom-shape></draw:g><draw:circle text:anchor-type="paragraph" draw:z-index="32" draw:style-name="gr14" draw:text-style-name="P10" svg:width="1.19cm" svg:height="1.19cm" svg:x="9.276cm" svg:y="20.059cm"><text:p text:style-name="P3"><text:span text:style-name="T5">B</text:span></text:p></draw:circle><draw:line text:anchor-type="paragraph" draw:z-index="31" draw:style-name="gr6" draw:text-style-name="P7" svg:x1="9.837cm" svg:y1="17.244cm" svg:x2="9.837cm" svg:y2="18.135cm"><text:p/></draw:line><draw:frame text:anchor-type="paragraph" draw:z-index="23" draw:style-name="gr7" draw:text-style-name="P8" svg:width="4.931cm" svg:height="14.396cm" svg:x="-0.014cm" svg:y="0.265cm"><draw:text-box><text:p><text:span text:style-name="T4"/></text:p><text:p><text:span text:style-name="T4">ordersreceive.html</text:span><text:span text:style-name="T4">の続き</text:span></text:p><text:p><text:span text:style-name="T4"/></text:p><text:p><text:span text:style-name="T4">createTag</text:span><text:span text:style-name="T4">を使って</text:span></text:p><text:p><text:span text:style-name="T4">dom</text:span><text:span text:style-name="T4">要素を作成する</text:span></text:p></draw:text-box></draw:frame><draw:line text:anchor-type="paragraph" draw:z-index="22" draw:style-name="gr6" draw:text-style-name="P7" svg:x1="9.153cm" svg:y1="1.323cm" svg:x2="9.153cm" svg:y2="2.214cm"><text:p/></draw:line><draw:custom-shape text:anchor-type="paragraph" draw:z-index="21" draw:style-name="gr5" draw:text-style-name="P6" svg:width="2.412cm" svg:height="1.177cm" svg:x="7.957cm" svg:y="0.146cm"><text:p text:style-name="P3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0" draw:style-name="gr4" draw:text-style-name="P3" svg:x1="4.916cm" svg:y1="-0.191cm" svg:x2="4.916cm" svg:y2="23.659cm"><text:p/></draw:line><draw:line text:anchor-type="paragraph" draw:z-index="19" draw:style-name="gr6" draw:text-style-name="P7" svg:x1="9.837cm" svg:y1="13.302cm" svg:x2="9.837cm" svg:y2="14.193cm"><text:p/></draw:line><draw:line text:anchor-type="paragraph" draw:z-index="15" draw:style-name="gr6" draw:text-style-name="P7" svg:x1="9.865cm" svg:y1="5.356cm" svg:x2="9.865cm" svg:y2="6.247cm"><text:p/></draw:line><draw:line text:anchor-type="paragraph" draw:z-index="17" draw:style-name="gr6" draw:text-style-name="P7" svg:x1="9.838cm" svg:y1="7.332cm" svg:x2="9.838cm" svg:y2="8.223cm"><text:p/></draw:line><draw:line text:anchor-type="paragraph" draw:z-index="25" draw:style-name="gr6" draw:text-style-name="P7" svg:x1="9.838cm" svg:y1="11.301cm" svg:x2="9.838cm" svg:y2="12.192cm"><text:p/></draw:line><draw:line text:anchor-type="paragraph" draw:z-index="27" draw:style-name="gr6" draw:text-style-name="P7" svg:x1="9.838cm" svg:y1="9.317cm" svg:x2="9.838cm" svg:y2="10.208cm"><text:p/></draw:line><draw:line text:anchor-type="paragraph" draw:z-index="13" draw:style-name="gr6" draw:text-style-name="P7" svg:x1="9.122cm" svg:y1="3.325cm" svg:x2="9.122cm" svg:y2="4.216cm"><text:p/></draw:line><draw:line text:anchor-type="paragraph" draw:z-index="49" draw:style-name="gr6" draw:text-style-name="P7" svg:x1="9.837cm" svg:y1="15.286cm" svg:x2="9.837cm" svg:y2="16.177cm"><text:p/></draw:line><draw:line text:anchor-type="paragraph" draw:z-index="51" draw:style-name="gr6" draw:text-style-name="P7" svg:x1="9.837cm" svg:y1="19.202cm" svg:x2="9.837cm" svg:y2="20.093cm"><text:p/></draw:line></text:p>
      <text:p text:style-name="P2"><draw:g text:anchor-type="paragraph" draw:z-index="37" draw:style-name="gr1"><draw:custom-shape draw:style-name="gr21" draw:text-style-name="P4" svg:width="9.626cm" svg:height="0.535cm" svg:x="6.186cm" svg:y="8.029cm"><text:p text:style-name="P3"><text:span text:style-name="T1">creator.outputTag('edit_buttons', 'edit_buttons', '.buttonlist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2" draw:text-style-name="P5" svg:width="9.623cm" svg:height="0.532cm" svg:x="6.186cm" svg:y="8.563cm"><text:p text:style-name="P3"><text:span text:style-name="T2">編集ボタン群領域の</text:span><text:span text:style-name="T7">dom</text:span><text:span text:style-name="T2">を作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9" draw:style-name="gr1"><draw:custom-shape draw:style-name="gr15" draw:text-style-name="P4" svg:width="7.855cm" svg:height="0.535cm" svg:x="6.186cm" svg:y="11.919cm"><text:p text:style-name="P3"><text:span text:style-name="T1">creator.outputTag('wrap-list', 'wrap-list', '#order_bill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6" draw:text-style-name="P5" svg:width="7.852cm" svg:height="0.532cm" svg:x="6.186cm" svg:y="12.453cm"><text:p text:style-name="P3"><text:span text:style-name="T2">受注テーブル領域の</text:span><text:span text:style-name="T8">dom</text:span><text:span text:style-name="T2">を作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2" draw:style-name="gr1"><draw:custom-shape draw:style-name="gr23" draw:text-style-name="P4" svg:width="9.782cm" svg:height="0.535cm" svg:x="6.186cm" svg:y="6.045cm"><text:p text:style-name="P3"><text:span text:style-name="T1">creator.outputTag('insertdiv', 'insertdiv', '#order_bill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4" draw:text-style-name="P5" svg:width="9.778cm" svg:height="0.532cm" svg:x="6.186cm" svg:y="6.579cm"><text:p text:style-name="P3"><text:span text:style-name="T2">リスト編集領域の</text:span><text:span text:style-name="T8">dom</text:span><text:span text:style-name="T2">を作る</text:span><text:span text:style-name="T2">(</text:span><text:span text:style-name="T2">中身は空</text:span><text:span text:style-name="T2">)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4" draw:style-name="gr1"><draw:custom-shape draw:style-name="gr2" draw:text-style-name="P4" svg:width="7.855cm" svg:height="0.622cm" svg:x="5.373cm" svg:y="13.921cm"><text:p text:style-name="P3"><text:span text:style-name="T1">/scri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2" svg:width="7.852cm" svg:height="0.616cm" svg:x="5.373cm" svg:y="14.542cm"><text:p text:style-name="P3"><text:span text:style-name="T9">JavaScfript</text:span><text:span text:style-name="T9">のコードを終了す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6" draw:style-name="gr1"><draw:custom-shape draw:style-name="gr21" draw:text-style-name="P4" svg:width="9.626cm" svg:height="0.535cm" svg:x="6.186cm" svg:y="9.987cm"><text:p text:style-name="P3"><text:span text:style-name="T1">creator.outputTag('pdfbuttons', 'pdfbuttons', '.buttonlist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2" draw:text-style-name="P5" svg:width="9.623cm" svg:height="0.532cm" svg:x="6.186cm" svg:y="10.521cm"><text:p text:style-name="P3"><text:span text:style-name="T8">PDF</text:span><text:span text:style-name="T8">出力</text:span><text:span text:style-name="T2">ボタン群領域の</text:span><text:span text:style-name="T8">dom</text:span><text:span text:style-name="T2">を作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8" draw:style-name="gr1"><draw:custom-shape draw:style-name="gr17" draw:text-style-name="P4" svg:width="9.177cm" svg:height="0.535cm" svg:x="6.186cm" svg:y="2.17cm"><text:p text:style-name="P3"><text:span text:style-name="T1">creator.outputTag('searcharea', 'searcharea', '#order_bill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8" draw:text-style-name="P5" svg:width="9.173cm" svg:height="0.532cm" svg:x="6.186cm" svg:y="2.704cm"><text:p text:style-name="P3"><text:span text:style-name="T2">検索機能領域の</text:span><text:span text:style-name="T8">dom</text:span><text:span text:style-name="T2">を作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0" draw:style-name="gr1"><draw:custom-shape draw:style-name="gr19" draw:text-style-name="P4" svg:width="9.229cm" svg:height="0.535cm" svg:x="6.186cm" svg:y="4.128cm"><text:p text:style-name="P3"><text:span text:style-name="T1">creator.outputTag('periodarea', 'periodarea', '#order_bill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0" draw:text-style-name="P5" svg:width="9.226cm" svg:height="0.532cm" svg:x="6.186cm" svg:y="4.662cm"><text:p text:style-name="P3"><text:span text:style-name="T2">期間を指定する領域の</text:span><text:span text:style-name="T8">dom</text:span><text:span text:style-name="T2">を作る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33" draw:style-name="gr4" draw:text-style-name="P3" svg:x1="4.916cm" svg:y1="-0.191cm" svg:x2="4.916cm" svg:y2="23.659cm"><text:p/></draw:line><draw:custom-shape text:anchor-type="paragraph" draw:z-index="34" draw:style-name="gr5" draw:text-style-name="P6" svg:width="2.412cm" svg:height="1.177cm" svg:x="8.592cm" svg:y="0.146cm"><text:p text:style-name="P3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5" draw:style-name="gr6" draw:text-style-name="P7" svg:x1="9.788cm" svg:y1="1.323cm" svg:x2="9.788cm" svg:y2="2.214cm"><text:p/></draw:line><draw:frame text:anchor-type="paragraph" draw:z-index="36" draw:style-name="gr7" draw:text-style-name="P8" svg:width="4.931cm" svg:height="14.396cm" svg:x="-0.014cm" svg:y="0.265cm"><draw:text-box><text:p><text:span text:style-name="T4"/></text:p><text:p><text:span text:style-name="T4">ordersreceive.html</text:span><text:span text:style-name="T4">の続き</text:span></text:p><text:p><text:span text:style-name="T4"/></text:p><text:p><text:span text:style-name="T4">createTag</text:span><text:span text:style-name="T4">を使って</text:span></text:p><text:p><text:span text:style-name="T4">dom</text:span><text:span text:style-name="T4">要素を作成する</text:span></text:p></draw:text-box></draw:frame><draw:line text:anchor-type="paragraph" draw:z-index="38" draw:style-name="gr6" draw:text-style-name="P7" svg:x1="9.837cm" svg:y1="9.095cm" svg:x2="9.837cm" svg:y2="9.986cm"><text:p/></draw:line><draw:line text:anchor-type="paragraph" draw:z-index="40" draw:style-name="gr6" draw:text-style-name="P7" svg:x1="9.837cm" svg:y1="12.984cm" svg:x2="9.837cm" svg:y2="13.875cm"><text:p/></draw:line><draw:custom-shape text:anchor-type="paragraph" draw:z-index="41" draw:style-name="gr5" draw:text-style-name="P6" svg:width="2.412cm" svg:height="1.177cm" svg:x="7.772cm" svg:y="16.074cm"><text:p text:style-name="P3"><text:span text:style-name="T3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3" draw:style-name="gr6" draw:text-style-name="P7" svg:x1="9.837cm" svg:y1="7.11cm" svg:x2="9.837cm" svg:y2="8.001cm"><text:p/></draw:line><draw:line text:anchor-type="paragraph" draw:z-index="45" draw:style-name="gr6" draw:text-style-name="P7" svg:x1="8.957cm" svg:y1="15.157cm" svg:x2="8.957cm" svg:y2="16.048cm"><text:p/></draw:line><draw:line text:anchor-type="paragraph" draw:z-index="47" draw:style-name="gr6" draw:text-style-name="P7" svg:x1="9.837cm" svg:y1="11.053cm" svg:x2="9.837cm" svg:y2="11.944cm"><text:p/></draw:line><draw:line text:anchor-type="paragraph" draw:z-index="29" draw:style-name="gr6" draw:text-style-name="P7" svg:x1="9.837cm" svg:y1="3.235cm" svg:x2="9.837cm" svg:y2="4.126cm"><text:p/></draw:line><draw:line text:anchor-type="paragraph" draw:z-index="53" draw:style-name="gr6" draw:text-style-name="P7" svg:x1="9.837cm" svg:y1="5.193cm" svg:x2="9.837cm" svg:y2="6.084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 Pゴシック2" svg:font-family="'MS  Pゴシック'"/>
    <style:font-face style:name="MSPゴシック" svg:font-family="MSPゴシック"/>
    <style:font-face style:name="Mangal1" svg:font-family="Mangal"/>
    <style:font-face style:name="MS  Pゴシック1" svg:font-family="'MS  Pゴシック'" style:font-family-generic="swiss"/>
    <style:font-face style:name="MS  Pゴシック" svg:font-family="'MS  Pゴシック'" style:font-adornments="標準" style:font-family-generic="swiss"/>
    <style:font-face style:name="MSPゴシック1" svg:font-family="MSPゴシック" style:font-family-generic="swiss"/>
    <style:font-face style:name="Liberation Serif2" svg:font-family="'Liberation Serif'" style:font-pitch="variable"/>
    <style:font-face style:name="MS  Pゴシック4" svg:font-family="'MS  Pゴシック'" style:font-pitch="variable"/>
    <style:font-face style:name="MSPゴシック3" svg:font-family="MSPゴシック" style:font-pitch="variable"/>
    <style:font-face style:name="ＭＳ Ｐ明朝3" svg:font-family="'ＭＳ Ｐ明朝'" style:font-pitch="variable"/>
    <style:font-face style:name="Liberation Serif3" svg:font-family="'Liberation Serif'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  Pゴシック3" svg:font-family="'MS  Pゴシック'" style:font-family-generic="swiss" style:font-pitch="variable"/>
    <style:font-face style:name="MSPゴシック2" svg:font-family="MSPゴシック" style:font-family-generic="swiss" style:font-pitch="variable"/>
    <style:font-face style:name="ＭＳ Ｐゴシック" svg:font-family="'ＭＳ Ｐゴシック'" style:font-family-generic="swiss" style:font-pitch="variable"/>
    <style:font-face style:name="ＭＳ Ｐ明朝2" svg:font-family="'ＭＳ Ｐ明朝'" style:font-family-generic="swiss" style:font-pitch="variable"/>
    <style:font-face style:name="Mangal" svg:font-family="Mangal" style:font-family-generic="system" style:font-pitch="variable"/>
    <style:font-face style:name="ＭＳ Ｐゴシック2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2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無題1" style:family="paragraph" style:parent-style-name="Contents_20_1">
      <style:paragraph-properties style:shadow="none"/>
      <style:text-properties style:font-name="MS  Pゴシック" fo:font-family="'MS  Pゴシック'" style:font-style-name="標準" style:font-family-generic="swis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ボルグ設計書" style:family="paragraph" style:parent-style-name="無題1">
      <style:text-properties style:font-name-asian="MS  Pゴシック" style:font-family-asian="'MS  Pゴシック'" style:font-style-name-asian="標準" style:font-family-generic-asian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4:49:18.522000000</meta:creation-date>
    <dc:date>2015-05-05T21:51:35.272000000</dc:date>
    <meta:editing-duration>PT4H52M5S</meta:editing-duration>
    <meta:editing-cycles>9</meta:editing-cycles>
    <meta:generator>LibreOffice/4.3.5.2$Windows_x86 LibreOffice_project/3a87456aaa6a95c63eea1c1b3201acedf0751bd5</meta:generator>
    <meta:document-statistic meta:table-count="0" meta:image-count="0" meta:object-count="0" meta:page-count="3" meta:paragraph-count="0" meta:word-count="0" meta:character-count="0" meta:non-whitespace-character-count="0"/>
  </office:meta>
</office:document-meta>
</file>